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10_07-45-10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10_02-24-53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6-10_17-40-46_000.jpg</text:p>
          </table:table-cell>
          <table:table-cell table:style-name="ce26" office:value-type="string">
            <text:p>:m 1*1 RES / JVEMV6 64#268_hattatsu_sakakihara / 『脳科学と発達障害』 著者=榊原洋一,校注=~ / p.75 / w=；,topic=~,publisher=~,other=memo+:メチルフェニデート；list+:エステル、カルボン酸、ギ酸、他。化学式、対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268_hattatsu_sakakihara / 『脳科学と発達障害』 著者=榊原洋一,校注=~ / p.75 / w=；,topic=~,publisher=~,other=memo+:メチルフェニデート；list+:エステル、カルボン酸、ギ酸、他。化学式、対照">
            <text:p>:m 1*1 RES / JVEMV6 64#268_hattatsu_sakakihara / 『脳科学と発達障害』 著者=榊原洋一,校注=~ / p.75 / w=；,topic=~,publisher=~,other=memo+:メチルフェニデート；list+:エステル、カルボン酸、ギ酸、他。化学式、対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10_12-08-17_000.jpg</text:p>
          </table:table-cell>
          <table:table-cell table:style-name="ce26" office:value-type="string">
            <text:p>:m 1*1 RES / JVEMV6 64#291_masatsu / 『摩擦の科学』 著者=河野彰夫,校注=~ / p.36 / w=,topic=,publisher=~,other=calc+:慣性抵抗：自由落下：平衡速度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91_masatsu / 『摩擦の科学』 著者=河野彰夫,校注=~ / p.36 / w=,topic=,publisher=~,other=calc+:慣性抵抗：自由落下：平衡速度">
            <text:p>:m 1*1 RES / JVEMV6 64#291_masatsu / 『摩擦の科学』 著者=河野彰夫,校注=~ / p.36 / w=,topic=,publisher=~,other=calc+:慣性抵抗：自由落下：平衡速度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10_10-25-41_000.jpg</text:p>
          </table:table-cell>
          <table:table-cell table:style-name="ce26" office:value-type="string">
            <text:p>:m dessin,sketch / des. object=キセル：本体；手：人間：キセルを持つ / genre=~,source=ウェブからの画像,location=~,memo~,found~,id=M0D3[えむ・ぜろ・でぃー・さん,occasion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8];CONCATENATE([.C8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6-10_10-25-48_000.jpg</text:p>
          </table:table-cell>
          <table:table-cell table:style-name="ce26" office:value-type="string">
            <text:p>:m dessin,sketch / des. object=キセルと、これを手に持つ人 / genre=~,source=なし：空想で描いた。,location=~,memo~,found~,id=E5WD,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dessin,sketch / des. object=キセルと、これを手に持つ人 / genre=~,source=なし：空想で描いた。,location=~,memo~,found~,id=E5WD,occasion=~,other=~">
            <text:p>:m dessin,sketch / des. object=キセルと、これを手に持つ人 / genre=~,source=なし：空想で描いた。,location=~,memo~,found~,id=E5WD,occasion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10_02-12-00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6-09_21-07-3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6-10_13-32-3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10_07-48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 office:value-type="string">
            <text:p>2023-06-09_18-35-33_000.mp4</text:p>
          </table:table-cell>
          <table:table-cell table:style-name="ce26" office:value-type="string">
            <text:p>:VIDEO / @自室 / 記録 / jap.flute / 演奏、play / R=1 / genre=melody,for=kan-1,file-piece-id=~,memo=~,session=hour-18,recording-id=~,other=use:otsu-1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09_21-07-2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6-10_02-12-04_000.jpg</text:p>
          </table:table-cell>
          <table:table-cell table:style-name="ce26" office:value-type="string">
            <text:p>:m 記録 / 身体 / 全身像 / 顔 / 様子 / time=夜；occasion=寝る直前：経過時間を撮影するとき：オナニー用画像を見た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記録 / 身体 / 全身像 / 顔 / 様子 / time=夜；occasion=寝る直前：経過時間を撮影するとき：オナニー用画像を見た後">
            <text:p>:m 記録 / 身体 / 全身像 / 顔 / 様子 / time=夜；occasion=寝る直前：経過時間を撮影するとき：オナニー用画像を見た後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2023/06/10</text:date>, <text:time>19:0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0T19:07:52.03</dc:date>
    <dc:creator>iwabuchi ken</dc:creator>
    <meta:editing-duration>P57DT2H59M41S</meta:editing-duration>
    <meta:editing-cycles>18758</meta:editing-cycles>
    <meta:document-statistic meta:table-count="2" meta:cell-count="923" meta:object-count="0"/>
    <meta:user-defined meta:name="qrichtext">1</meta:user-defined>
  </office:meta>
</office:document-meta>
</file>